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bea4f" officeooo:paragraph-rsid="001022c0" style:font-size-asian="12pt" style:font-size-complex="12pt"/>
    </style:style>
    <style:style style:name="P2" style:family="paragraph" style:parent-style-name="Standard">
      <style:text-properties fo:font-size="12pt" officeooo:rsid="000a15c9" officeooo:paragraph-rsid="001022c0" style:font-size-asian="12pt" style:font-size-complex="12pt"/>
    </style:style>
    <style:style style:name="P3" style:family="paragraph" style:parent-style-name="Standard">
      <style:text-properties fo:font-size="12pt" fo:font-weight="bold" officeooo:rsid="000a15c9" officeooo:paragraph-rsid="001022c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Mono" fo:font-size="12pt" officeooo:rsid="000a15c9" officeooo:paragraph-rsid="001022c0" style:font-size-asian="12pt" style:font-size-complex="12pt"/>
    </style:style>
    <style:style style:name="P5" style:family="paragraph" style:parent-style-name="Standard">
      <style:text-properties fo:font-size="12pt" fo:font-weight="bold" officeooo:rsid="000a15c9" officeooo:paragraph-rsid="001022c0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a15c9" officeooo:paragraph-rsid="0011584e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ca2ef" officeooo:paragraph-rsid="001022c0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ca2ef" officeooo:paragraph-rsid="0011584e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fo:font-size="12pt" officeooo:rsid="000a15c9" officeooo:paragraph-rsid="001022c0" style:font-size-asian="12pt" style:font-size-complex="12pt"/>
    </style:style>
    <style:style style:name="P10" style:family="paragraph" style:parent-style-name="Standard" style:list-style-name="L1">
      <style:text-properties fo:font-size="12pt" officeooo:rsid="000a15c9" officeooo:paragraph-rsid="0011584e" style:font-size-asian="12pt" style:font-size-complex="12pt"/>
    </style:style>
    <style:style style:name="P11" style:family="paragraph" style:parent-style-name="Standard">
      <style:text-properties fo:font-size="12pt" officeooo:rsid="000a15c9" officeooo:paragraph-rsid="0011584e" style:font-size-asian="12pt" style:font-size-complex="12pt"/>
    </style:style>
    <style:style style:name="P12" style:family="paragraph" style:parent-style-name="Standard">
      <style:text-properties fo:font-size="12pt" officeooo:rsid="000bea4f" officeooo:paragraph-rsid="0011584e" style:font-size-asian="12pt" style:font-size-complex="12pt"/>
    </style:style>
    <style:style style:name="P13" style:family="paragraph" style:parent-style-name="Standard">
      <style:text-properties fo:font-size="12pt" officeooo:rsid="0011584e" officeooo:paragraph-rsid="0011584e" style:font-size-asian="12pt" style:font-size-complex="12pt"/>
    </style:style>
    <style:style style:name="P14" style:family="paragraph" style:parent-style-name="Standard" style:list-style-name="L1">
      <style:text-properties fo:font-size="12pt" style:text-underline-style="none" fo:font-weight="normal" officeooo:rsid="000bea4f" officeooo:paragraph-rsid="001022c0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style:text-underline-style="none" fo:font-weight="normal" officeooo:rsid="000bea4f" officeooo:paragraph-rsid="0011584e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0bea4f" officeooo:paragraph-rsid="001022c0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0bea4f" officeooo:paragraph-rsid="0011584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Mono" fo:font-size="12pt" officeooo:rsid="000a15c9" officeooo:paragraph-rsid="001022c0" style:font-size-asian="12pt" style:font-size-complex="12pt"/>
    </style:style>
    <style:style style:name="P19" style:family="paragraph" style:parent-style-name="Standard">
      <style:text-properties style:font-name="Liberation Mono" fo:font-size="12pt" officeooo:rsid="000a15c9" officeooo:paragraph-rsid="0011584e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05e39a" officeooo:paragraph-rsid="0005e39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break-before="column"/>
      <style:text-properties style:font-name="Liberation Mono" fo:font-size="12pt" officeooo:rsid="000a15c9" officeooo:paragraph-rsid="001022c0" style:font-size-asian="12pt" style:font-size-complex="12pt"/>
    </style:style>
    <style:style style:name="P22" style:family="paragraph" style:parent-style-name="Standard">
      <style:paragraph-properties fo:break-before="column"/>
      <style:text-properties style:font-name="Liberation Mono" fo:font-size="12pt" officeooo:rsid="000a15c9" officeooo:paragraph-rsid="0011584e" style:font-size-asian="12pt" style:font-size-complex="12pt"/>
    </style:style>
    <style:style style:name="P23" style:family="paragraph" style:parent-style-name="Standard">
      <style:paragraph-properties fo:text-align="center" style:justify-single-word="false" fo:break-before="column"/>
      <style:text-properties fo:font-size="14pt" fo:font-weight="bold" officeooo:rsid="0005e39a" officeooo:paragraph-rsid="0011584e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1584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édicats – Vision algorithmique</text:p>
      <text:p text:style-name="P3"/>
      <text:p text:style-name="P7">1) Listes et parcours <text:span text:style-name="T2">générique </text:span>de listes</text:p>
      <text:p text:style-name="P13">(voir la session en console interactive)</text:p>
      <text:p text:style-name="P13"/>
      <text:p text:style-name="P7">2)<text:span text:style-name="T2"> Vérification d’un prédicat sur les éléments d’une liste</text:span></text:p>
      <text:p text:style-name="P2">Voici deux fonctions Python :</text:p>
      <text:p text:style-name="P2"/>
      <text:section text:style-name="Sect1" text:name="Section2">
        <text:p text:style-name="P4">def P(n):</text:p>
        <text:p text:style-name="P4"><text:s text:c="4"/>return n % 2 == 0</text:p>
        <text:p text:style-name="P21">def Q(n):</text:p>
        <text:p text:style-name="P4"><text:s text:c="4"/>return n ≤ 50</text:p>
      </text:section>
      <text:p text:style-name="P2"/>
      <text:p text:style-name="P2">En utilisant ces deux fonctions, écrire des fonctions (et quelques tests pour ces fonctions) qui résolvent les problèmes suivants :</text:p>
      <text:p text:style-name="P2"/>
      <text:list xml:id="list4268993405" text:style-name="L1">
        <text:list-item>
          <text:p text:style-name="P9">indiquer si tous les éléments d’une liste L sont pairs</text:p>
        </text:list-item>
        <text:list-item>
          <text:p text:style-name="P9">indiquer s’il existe un élément de L qui est pair</text:p>
        </text:list-item>
        <text:list-item>
          <text:p text:style-name="P9">indiquer s’il existe un élément de L qui est impair</text:p>
        </text:list-item>
        <text:list-item>
          <text:p text:style-name="P9">indiquer si tous les éléments d’une liste L sont impairs</text:p>
        </text:list-item>
      </text:list>
      <text:p text:style-name="P2"/>
      <text:p text:style-name="P2">Y a-t-il des liens logiques entre les quatre propositions précédentes ?</text:p>
      <text:p text:style-name="P2"/>
      <text:p text:style-name="P1">Trouvez différentes façons de coder ces fonctions, retrouve-t-on les liens de la question précédente ?</text:p>
      <text:p text:style-name="P2"/>
      <text:p text:style-name="P2"/>
      <text:p text:style-name="P3">BONUS</text:p>
      <text:p text:style-name="P2"/>
      <text:p text:style-name="P2">Idem avec les problèmes suivants (pas en lien direct avec le cours) :</text:p>
      <text:p text:style-name="P2"/>
      <text:list xml:id="list214638802344167" text:continue-numbering="true" text:style-name="L1">
        <text:list-item>
          <text:p text:style-name="P9">compter les éléments pairs d’une liste L</text:p>
        </text:list-item>
        <text:list-item>
          <text:p text:style-name="P9">indiquer si deux éléments consécutifs de L sont pairs</text:p>
        </text:list-item>
        <text:list-item>
          <text:p text:style-name="P9">indiquer si trois éléments consécutifs de L sont pairs</text:p>
        </text:list-item>
        <text:list-item>
          <text:p text:style-name="P9">indiquer si <text:span text:style-name="T1">m</text:span> éléments consécutifs de L sont pairs</text:p>
          <text:p text:style-name="P9">(<text:span text:style-name="T1">m</text:span> est un paramètre de la fonction)</text:p>
        </text:list-item>
        <text:list-item>
          <text:p text:style-name="P14">inventer un problème !</text:p>
        </text:list-item>
      </text:list>
      <text:p text:style-name="P16"/>
      <text:p text:style-name="P23">Prédicats – Vision algorithmique</text:p>
      <text:p text:style-name="P6"/>
      <text:p text:style-name="P8">1) Listes et parcours <text:span text:style-name="T2">générique </text:span>de listes</text:p>
      <text:p text:style-name="P13">(voir la session en console interactive)</text:p>
      <text:p text:style-name="P13"/>
      <text:p text:style-name="P8">2)<text:span text:style-name="T2"> Vérification d’un prédicat sur les éléments d’une liste</text:span></text:p>
      <text:p text:style-name="P11">Voici deux fonctions Python :</text:p>
      <text:p text:style-name="P11"/>
      <text:section text:style-name="Sect1" text:name="Section1">
        <text:p text:style-name="P19">def P(n):</text:p>
        <text:p text:style-name="P19"><text:s text:c="4"/>return n % 2 == 0</text:p>
        <text:p text:style-name="P22">def Q(n):</text:p>
        <text:p text:style-name="P19"><text:s text:c="4"/>return n ≤ 50</text:p>
      </text:section>
      <text:p text:style-name="P11"/>
      <text:p text:style-name="P11">En utilisant ces deux fonctions, écrire des fonctions (et quelques tests pour ces fonctions) qui résolvent les problèmes suivants :</text:p>
      <text:p text:style-name="P11"/>
      <text:list xml:id="list214637353916814" text:continue-numbering="true" text:style-name="L1">
        <text:list-item>
          <text:p text:style-name="P10">indiquer si tous les éléments d’une liste L sont pairs</text:p>
        </text:list-item>
        <text:list-item>
          <text:p text:style-name="P10">indiquer s’il existe un élément de L qui est pair</text:p>
        </text:list-item>
        <text:list-item>
          <text:p text:style-name="P10">indiquer s’il existe un élément de L qui est impair</text:p>
        </text:list-item>
        <text:list-item>
          <text:p text:style-name="P10">indiquer si tous les éléments d’une liste L sont impairs</text:p>
        </text:list-item>
      </text:list>
      <text:p text:style-name="P11"/>
      <text:p text:style-name="P11">Y a-t-il des liens logiques entre les quatre propositions précédentes ?</text:p>
      <text:p text:style-name="P11"/>
      <text:p text:style-name="P12">Trouvez différentes façons de coder ces fonctions, retrouve-t-on les liens de la question précédente ?</text:p>
      <text:p text:style-name="P11"/>
      <text:p text:style-name="P11"/>
      <text:p text:style-name="P6">BONUS</text:p>
      <text:p text:style-name="P11"/>
      <text:p text:style-name="P11">Idem avec les problèmes suivants (pas en lien direct avec le cours) :</text:p>
      <text:p text:style-name="P11"/>
      <text:list xml:id="list214639163112364" text:continue-numbering="true" text:style-name="L1">
        <text:list-item>
          <text:p text:style-name="P10">compter les éléments pairs d’une liste L</text:p>
        </text:list-item>
        <text:list-item>
          <text:p text:style-name="P10">indiquer si deux éléments consécutifs de L sont pairs</text:p>
        </text:list-item>
        <text:list-item>
          <text:p text:style-name="P10">indiquer si trois éléments consécutifs de L sont pairs</text:p>
        </text:list-item>
        <text:list-item>
          <text:p text:style-name="P10">indiquer si <text:span text:style-name="T1">m</text:span> éléments consécutifs de L sont pairs</text:p>
          <text:p text:style-name="P10">(<text:span text:style-name="T1">m</text:span> est un paramètre de la fonction)</text:p>
        </text:list-item>
        <text:list-item>
          <text:p text:style-name="P15">inventer un problème !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2-09-08T10:16:43.317949937</meta:creation-date>
    <dc:date>2024-11-01T21:46:37.098708987</dc:date>
    <meta:editing-duration>PT1H35M59S</meta:editing-duration>
    <meta:editing-cycles>14</meta:editing-cycles>
    <meta:generator>LibreOffice/6.0.7.3$Linux_X86_64 LibreOffice_project/00m0$Build-3</meta:generator>
    <dc:creator>Christophe Gragnic</dc:creator>
    <meta:document-statistic meta:table-count="0" meta:image-count="0" meta:object-count="0" meta:page-count="1" meta:paragraph-count="48" meta:word-count="398" meta:character-count="2216" meta:non-whitespace-character-count="1868"/>
  </office:meta>
</office:document-meta>
</file>